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5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5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6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6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Group Health (Reid), 2010</text:span><text:span text:style-name="T23"><text:line-break/></text:span><text:span text:style-name="T24">Health Affairs</text:span><text:span text:style-name="T25"><text:line-break/></text:span><text:span text:style-name="T26">PMID:<text:s/></text:span><text:a xlink:href="http://pubmed.gov/20439869" office:target-frame-name="_top" xlink:show="replace"><text:span text:style-name="T27">20439869</text:span></text:a></text:p>
          </table:table-cell>
          <table:table-cell table:style-name="TableCell28">
            <text:p text:style-name="P29">48<text:s/>primary care staff in a pilot site chosen because of “stable workforce, strong leadership, and history of successful quality improvement”</text:p>
          </table:table-cell>
          <table:table-cell table:style-name="TableCell30">
            <text:p text:style-name="P31">Scope:</text:p>
            <text:p text:style-name="P32">• <text:s/>Practice redesign</text:p>
            <text:p text:style-name="P33">Local control over developmental decisions:</text:p>
            <text:p text:style-name="P34">• <text:s/>Yes</text:p>
            <text:p text:style-name="P35">Improvement in clinical efficiency and/or workload:</text:p>
            <text:p text:style-name="P36">• <text:s/>Yes<text:s/></text:p>
          </table:table-cell>
          <table:table-cell table:style-name="TableCell37">
            <text:p text:style-name="P38">Usual care<text:s/></text:p>
          </table:table-cell>
          <table:table-cell table:style-name="TableCell39">
            <text:p text:style-name="P40">Primary:<text:line-break/>• Maslach emotional exhaustion scale<text:s/>at study end</text:p>
          </table:table-cell>
        </table:table-row>
        <table:table-row table:style-name="TableRow41">
          <table:table-cell table:style-name="TableCell42">
            <text:p text:style-name="P43"><text:span text:style-name="T44">Pending</text:span></text:p>
          </table:table-cell>
          <table:table-cell table:style-name="TableCell45">
            <text:p text:style-name="P46">Pending</text:p>
          </table:table-cell>
          <table:table-cell table:style-name="TableCell47">
            <text:p text:style-name="P48">Pending</text:p>
          </table:table-cell>
          <table:table-cell table:style-name="TableCell49">
            <text:p text:style-name="P50">Pending</text:p>
          </table:table-cell>
          <table:table-cell table:style-name="TableCell51">
            <text:p text:style-name="P52">Pending</text:p>
          </table:table-cell>
        </table:table-row>
        <table:table-row table:style-name="TableRow53">
          <table:table-cell table:style-name="TableCell54">
            <text:p text:style-name="P55">Trial</text:p>
          </table:table-cell>
          <table:table-cell table:style-name="TableCell56">
            <text:p text:style-name="P57">Patients</text:p>
          </table:table-cell>
          <table:table-cell table:style-name="TableCell58">
            <text:p text:style-name="P59">Intervention</text:p>
          </table:table-cell>
          <table:table-cell table:style-name="TableCell60">
            <text:p text:style-name="P61">Comparison</text:p>
          </table:table-cell>
          <table:table-cell table:style-name="TableCell62">
            <text:p text:style-name="P63">Outcom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8-12-27T10:54:00Z</dc:date>
    <meta:print-date>2018-12-27T09:20:00Z</meta:print-date>
    <meta:template xlink:href="Normal.dotm" xlink:type="simple"/>
    <meta:editing-cycles>9</meta:editing-cycles>
    <meta:editing-duration>PT1020S</meta:editing-duration>
    <meta:document-statistic meta:page-count="1" meta:paragraph-count="1" meta:word-count="92" meta:character-count="619" meta:row-count="4" meta:non-whitespace-character-count="528"/>
  </office:meta>
</office:document-meta>
</file>